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lan.getTestPlanClasspa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getFunctiona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setTestPlanClasspathArray( String [ ]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Plan.setTestPlanClasspath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isFunctiona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add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Plan.isSer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prepareForPre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addTestElement( TestElement t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Plan.get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Plan.TestPl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setFunctionalMode( boolean func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lan.getUserDefined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lan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lan.setSerialized( boolean serializeT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getTestPlan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Start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Pla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setUserDefinedVariables( Arguments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lan.addThreadGroup( Thread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getUserDefinedVariablesA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setBasedir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.Tes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